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fo:language="en" fo:country="US"/>
    </style:style>
    <style:style style:name="P2" style:family="paragraph" style:parent-style-name="_5f_heading_5f_top">
      <style:text-properties fo:language="en" fo:country="US" officeooo:rsid="002d5db1" officeooo:paragraph-rsid="002d5db1"/>
    </style:style>
    <style:style style:name="P3" style:family="paragraph" style:parent-style-name="_5f_heading_5f_top">
      <style:text-properties fo:font-variant="normal" fo:text-transform="none" style:font-name="Bebas Neue Pro" fo:font-size="24pt" fo:language="ru" fo:country="RU" officeooo:rsid="0038f274" officeooo:paragraph-rsid="0038f274"/>
    </style:style>
    <style:style style:name="P4" style:family="paragraph" style:parent-style-name="_5f_paragraph">
      <style:text-properties fo:language="en" fo:country="US"/>
    </style:style>
    <style:style style:name="P5" style:family="paragraph" style:parent-style-name="_5f_paragraph">
      <style:text-properties fo:language="en" fo:country="US" officeooo:rsid="00376d8c" officeooo:paragraph-rsid="00376d8c"/>
    </style:style>
    <style:style style:name="P6" style:family="paragraph" style:parent-style-name="_5f_paragraph">
      <style:text-properties fo:language="en" fo:country="US" officeooo:rsid="00307454" officeooo:paragraph-rsid="00307454"/>
    </style:style>
    <style:style style:name="P7" style:family="paragraph" style:parent-style-name="_5f_paragraph">
      <style:text-properties fo:language="en" fo:country="US" officeooo:rsid="0033eeb9" officeooo:paragraph-rsid="0033eeb9"/>
    </style:style>
    <style:style style:name="P8" style:family="paragraph" style:parent-style-name="_5f_paragraph">
      <style:text-properties fo:language="en" fo:country="US" officeooo:rsid="00354699" officeooo:paragraph-rsid="00354699"/>
    </style:style>
    <style:style style:name="T1" style:family="text">
      <style:text-properties fo:language="ru" fo:country="RU" officeooo:rsid="00318f5a"/>
    </style:style>
    <style:style style:name="T2" style:family="text">
      <style:text-properties fo:language="ru" fo:country="RU" officeooo:rsid="00332a51"/>
    </style:style>
    <style:style style:name="T3" style:family="text">
      <style:text-properties fo:language="en" fo:country="US"/>
    </style:style>
    <style:style style:name="T4" style:family="text">
      <style:text-properties officeooo:rsid="00318f5a"/>
    </style:style>
    <style:style style:name="T5" style:family="text">
      <style:text-properties officeooo:rsid="00332a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кументы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parent-style-name="_5f_paragraph" style:next-style-name="_5f_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10:35:13.170000000</dc:date>
    <meta:editing-duration>PT5H42M48S</meta:editing-duration>
    <meta:editing-cycles>46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